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ffff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ffffff" draw:textarea-vertical-align="middle"/>
    </style:style>
    <style:style style:name="gr7" style:family="graphic" style:parent-style-name="objectwithoutfill">
      <style:graphic-properties svg:stroke-color="#000000" draw:fill="none" draw:fill-color="#ffffff" draw:textarea-vertical-align="middle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3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layer="measurelines" svg:width="3.451cm" svg:height="1.5cm" svg:x="1.5cm" svg:y="13.1cm">
          <text:p/>
        </draw:rect>
        <draw:rect draw:style-name="gr1" draw:layer="measurelines" svg:width="3.1cm" svg:height="1.143cm" svg:x="1.651cm" svg:y="13.3cm">
          <text:p/>
        </draw:rect>
        <draw:frame draw:style-name="gr2" draw:layer="measurelines" svg:width="1.416cm" svg:height="0.963cm" svg:x="2.335cm" svg:y="13.4cm">
          <draw:text-box>
            <text:p>CD</text:p>
          </draw:text-box>
        </draw:frame>
        <draw:rect draw:style-name="gr1" draw:layer="measurelines" svg:width="3.451cm" svg:height="1.5cm" svg:x="16.749cm" svg:y="11.5cm">
          <text:p/>
        </draw:rect>
        <draw:rect draw:style-name="gr1" draw:layer="measurelines" svg:width="3.1cm" svg:height="1.143cm" svg:x="16.949cm" svg:y="11.657cm">
          <text:p/>
        </draw:rect>
        <draw:frame draw:style-name="gr2" draw:layer="measurelines" svg:width="1.84cm" svg:height="0.963cm" svg:x="17.449cm" svg:y="11.737cm">
          <draw:text-box>
            <text:p>DVD</text:p>
          </draw:text-box>
        </draw:frame>
        <draw:rect draw:style-name="gr3" draw:layer="measurelines" svg:width="4.4cm" svg:height="1.7cm" svg:x="8.249cm" svg:y="2.3cm">
          <text:p text:style-name="P1">Customer</text:p>
        </draw:rect>
        <draw:custom-shape draw:style-name="gr4" draw:text-style-name="P1" draw:layer="measurelines" svg:width="4.76cm" svg:height="1.904cm" svg:x="1.34cm" svg:y="9.8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measurelines" svg:width="3.81cm" svg:height="1.524cm" svg:x="1.791cm" svg:y="9.982cm">
          <text:p text:style-name="P1">Contai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measurelines" svg:width="4.76cm" svg:height="1.904cm" svg:x="1.339cm" svg:y="9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measurelines" svg:width="3.81cm" svg:height="1.524cm" svg:x="1.79cm" svg:y="9.981cm">
          <text:p text:style-name="P1">Contai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ellipse draw:style-name="gr6" draw:text-style-name="P1" draw:layer="measurelines" svg:width="3.3cm" svg:height="1.5cm" svg:x="7.7cm" svg:y="17cm">
          <text:p text:style-name="P1">Title</text:p>
        </draw:ellipse>
        <draw:ellipse draw:style-name="gr6" draw:text-style-name="P1" draw:layer="measurelines" svg:width="3.3cm" svg:height="1.5cm" svg:x="8.7cm" svg:y="13.2cm">
          <text:p text:style-name="P1">Artist</text:p>
        </draw:ellipse>
        <draw:ellipse draw:style-name="gr6" draw:text-style-name="P1" draw:layer="measurelines" svg:width="3.3cm" svg:height="1.5cm" svg:x="8.4cm" svg:y="15.1cm">
          <text:p text:style-name="P1">Label</text:p>
        </draw:ellipse>
        <draw:ellipse draw:style-name="gr6" draw:text-style-name="P1" draw:layer="measurelines" svg:width="3.3cm" svg:height="1.5cm" svg:x="8.8cm" svg:y="11.4cm">
          <text:p text:style-name="P1">Price</text:p>
        </draw:ellipse>
        <draw:line draw:style-name="gr7" draw:text-style-name="P1" draw:layer="measurelines" svg:x1="8.351cm" svg:y1="17.2cm" svg:x2="4.4cm" svg:y2="14.5cm">
          <text:p/>
        </draw:line>
        <draw:line draw:style-name="gr7" draw:text-style-name="P1" draw:layer="measurelines" svg:x1="8.8cm" svg:y1="15.4cm" svg:x2="5.1cm" svg:y2="14.2cm">
          <text:p/>
        </draw:line>
        <draw:line draw:style-name="gr7" draw:text-style-name="P1" draw:layer="measurelines" svg:x1="8.6cm" svg:y1="13.9cm" svg:x2="5.1cm" svg:y2="13.8cm">
          <text:p/>
        </draw:line>
        <draw:line draw:style-name="gr7" draw:text-style-name="P1" draw:layer="measurelines" svg:x1="5.1cm" svg:y1="13.5cm" svg:x2="8.8cm" svg:y2="12.1cm">
          <text:p/>
        </draw:line>
        <draw:line draw:style-name="gr7" draw:text-style-name="P1" draw:layer="measurelines" svg:x1="3.1cm" svg:y1="14.6cm" svg:x2="3.2cm" svg:y2="19cm">
          <text:p/>
        </draw:line>
        <draw:custom-shape draw:style-name="gr8" draw:text-style-name="P1" draw:layer="measurelines" svg:width="5.3cm" svg:height="2.7cm" svg:x="0.5cm" svg:y="19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9" draw:text-style-name="P1" draw:layer="measurelines" svg:width="4.201cm" svg:height="2.099cm" svg:x="1.1cm" svg:y="19.3cm">
          <text:p text:style-name="P1">Contai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draw:layer="measurelines" svg:x1="3.1cm" svg:y1="21.7cm" svg:x2="3.7cm" svg:y2="23.6cm">
          <text:p/>
        </draw:line>
        <draw:rect draw:style-name="gr6" draw:text-style-name="P1" draw:layer="measurelines" svg:width="3.3cm" svg:height="1.5cm" svg:x="2cm" svg:y="23.7cm">
          <text:p text:style-name="P1">Track</text:p>
        </draw:rect>
        <draw:ellipse draw:style-name="gr6" draw:text-style-name="P1" draw:layer="measurelines" svg:width="3.5cm" svg:height="1.6cm" svg:x="6.6cm" svg:y="19cm">
          <text:p text:style-name="P1">CD_ID</text:p>
        </draw:ellipse>
        <draw:line draw:style-name="gr7" draw:text-style-name="P1" draw:layer="measurelines" svg:x1="3.8cm" svg:y1="14.6cm" svg:x2="7.2cm" svg:y2="19.2cm">
          <text:p/>
        </draw:line>
        <draw:ellipse draw:style-name="gr6" draw:text-style-name="P1" draw:layer="measurelines" svg:width="3.3cm" svg:height="1.5cm" svg:x="14.6cm" svg:y="21.3cm">
          <text:p text:style-name="P1">Track_ID</text:p>
        </draw:ellipse>
        <draw:ellipse draw:style-name="gr6" draw:text-style-name="P1" draw:layer="measurelines" svg:width="4.7cm" svg:height="2cm" svg:x="14.1cm" svg:y="23.1cm">
          <text:p text:style-name="P1">Track_number</text:p>
        </draw:ellipse>
        <draw:ellipse draw:style-name="gr6" draw:text-style-name="P1" draw:layer="measurelines" svg:width="3.3cm" svg:height="1.5cm" svg:x="12.5cm" svg:y="25.2cm">
          <text:p text:style-name="P1">Length</text:p>
        </draw:ellipse>
        <draw:ellipse draw:style-name="gr6" draw:text-style-name="P1" draw:layer="measurelines" svg:width="3.3cm" svg:height="1.5cm" svg:x="8.6cm" svg:y="25.2cm">
          <text:p text:style-name="P1">Title</text:p>
        </draw:ellipse>
        <draw:line draw:style-name="gr7" draw:text-style-name="P1" draw:layer="measurelines" svg:x1="14.6cm" svg:y1="22.2cm" svg:x2="5.3cm" svg:y2="23.8cm">
          <text:p/>
        </draw:line>
        <draw:line draw:style-name="gr7" draw:text-style-name="P1" draw:layer="measurelines" svg:x1="9.8cm" svg:y1="25.2cm" svg:x2="5.3cm" svg:y2="25.1cm">
          <text:p/>
        </draw:line>
        <draw:line draw:style-name="gr7" draw:text-style-name="P1" draw:layer="measurelines" svg:x1="5.3cm" svg:y1="23.9cm" svg:x2="14.2cm" svg:y2="23.7cm">
          <text:p/>
        </draw:line>
        <draw:line draw:style-name="gr7" draw:text-style-name="P1" draw:layer="measurelines" svg:x1="5.3cm" svg:y1="24.3cm" svg:x2="13.5cm" svg:y2="25.2cm">
          <text:p/>
        </draw:line>
        <draw:ellipse draw:style-name="gr6" draw:text-style-name="P1" draw:layer="measurelines" svg:width="3.3cm" svg:height="1.8cm" svg:x="14.6cm" svg:y="14.4cm">
          <text:p text:style-name="P1">Title</text:p>
        </draw:ellipse>
        <draw:ellipse draw:style-name="gr6" draw:text-style-name="P1" draw:layer="measurelines" svg:width="3.3cm" svg:height="1.8cm" svg:x="14.6cm" svg:y="16.8cm">
          <text:p text:style-name="P1">Studio</text:p>
        </draw:ellipse>
        <draw:ellipse draw:style-name="gr6" draw:text-style-name="P1" draw:layer="measurelines" svg:width="3.3cm" svg:height="1.8cm" svg:x="14.6cm" svg:y="19cm">
          <text:p text:style-name="P1">Price</text:p>
        </draw:ellipse>
        <draw:line draw:style-name="gr7" draw:text-style-name="P1" draw:layer="measurelines" svg:x1="17.2cm" svg:y1="13cm" svg:x2="16.7cm" svg:y2="14.5cm">
          <text:p/>
        </draw:line>
        <draw:line draw:style-name="gr7" draw:text-style-name="P1" draw:layer="measurelines" svg:x1="18.7cm" svg:y1="13cm" svg:x2="17.6cm" svg:y2="17.2cm">
          <text:p/>
        </draw:line>
        <draw:line draw:style-name="gr7" draw:text-style-name="P1" draw:layer="measurelines" svg:x1="19.6cm" svg:y1="13cm" svg:x2="17.8cm" svg:y2="19.5cm">
          <text:p/>
        </draw:line>
        <draw:ellipse draw:style-name="gr6" draw:text-style-name="P1" draw:layer="measurelines" svg:width="2.9cm" svg:height="1.9cm" svg:x="13.6cm" svg:y="12.1cm">
          <text:p text:style-name="P1">DVD_ID</text:p>
        </draw:ellipse>
        <draw:line draw:style-name="gr7" draw:text-style-name="P1" draw:layer="measurelines" svg:x1="16.2cm" svg:y1="12.4cm" svg:x2="16.7cm" svg:y2="12.2cm">
          <text:p/>
        </draw:line>
        <draw:ellipse draw:style-name="gr6" draw:text-style-name="P1" draw:layer="measurelines" svg:width="4.3cm" svg:height="1.7cm" svg:x="14.1cm" svg:y="1.5cm">
          <text:p text:style-name="P1">Customer_ID</text:p>
        </draw:ellipse>
        <draw:ellipse draw:style-name="gr6" draw:text-style-name="P1" draw:layer="measurelines" svg:width="5cm" svg:height="1.8cm" svg:x="13.3cm" svg:y="3.5cm">
          <text:p text:style-name="P1">Customer_Name</text:p>
        </draw:ellipse>
        <draw:ellipse draw:style-name="gr6" draw:text-style-name="P1" draw:layer="measurelines" svg:width="3.5cm" svg:height="1.5cm" svg:x="3.1cm" svg:y="1.7cm">
          <text:p text:style-name="P1">Email</text:p>
        </draw:ellipse>
        <draw:line draw:style-name="gr7" draw:text-style-name="P1" draw:layer="measurelines" svg:x1="6.6cm" svg:y1="2.4cm" svg:x2="8.3cm" svg:y2="2.9cm">
          <text:p/>
        </draw:line>
        <draw:line draw:style-name="gr7" draw:text-style-name="P1" draw:layer="measurelines" svg:x1="14.2cm" svg:y1="2.3cm" svg:x2="12.7cm" svg:y2="2.9cm">
          <text:p/>
        </draw:line>
        <draw:line draw:style-name="gr7" draw:text-style-name="P1" draw:layer="measurelines" svg:x1="12.7cm" svg:y1="3.5cm" svg:x2="13.8cm" svg:y2="3.8cm">
          <text:p/>
        </draw:line>
        <draw:line draw:style-name="gr7" draw:text-style-name="P1" draw:layer="measurelines" svg:x1="10.4cm" svg:y1="4cm" svg:x2="10.4cm" svg:y2="5.1cm">
          <text:p/>
        </draw:line>
        <draw:line draw:style-name="gr7" draw:text-style-name="P1" draw:layer="measurelines" svg:x1="3.1cm" svg:y1="13.1cm" svg:x2="3.1cm" svg:y2="11.5cm">
          <text:p/>
        </draw:line>
        <draw:line draw:style-name="gr7" draw:text-style-name="P1" draw:layer="measurelines" svg:x1="19.1cm" svg:y1="11.4cm" svg:x2="18.5cm" svg:y2="10.7cm">
          <text:p/>
        </draw:line>
        <draw:custom-shape draw:style-name="gr4" draw:text-style-name="P1" draw:layer="measurelines" svg:width="4.76cm" svg:height="1.904cm" svg:x="15.54cm" svg:y="9.0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measurelines" svg:width="3.81cm" svg:height="1.524cm" svg:x="15.991cm" svg:y="9.277cm">
          <text:p text:style-name="P1">Contai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measurelines" svg:width="4.76cm" svg:height="1.904cm" svg:x="15.539cm" svg:y="9.0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measurelines" svg:width="3.81cm" svg:height="1.524cm" svg:x="15.99cm" svg:y="9.276cm">
          <text:p text:style-name="P1">Contai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layer="measurelines" svg:width="3.951cm" svg:height="1.5cm" svg:x="7.6cm" svg:y="8.3cm">
          <text:p/>
        </draw:rect>
        <draw:rect draw:style-name="gr1" draw:layer="measurelines" svg:width="3.1cm" svg:height="1.143cm" svg:x="8cm" svg:y="8.5cm">
          <text:p/>
        </draw:rect>
        <draw:frame draw:style-name="gr10" draw:layer="measurelines" svg:width="4.195cm" svg:height="1.063cm" svg:x="7.805cm" svg:y="8.6cm">
          <draw:text-box>
            <text:p>Purchases</text:p>
          </draw:text-box>
        </draw:frame>
        <draw:line draw:style-name="gr7" draw:text-style-name="P1" draw:layer="measurelines" svg:x1="5.2cm" svg:y1="10.4cm" svg:x2="7.6cm" svg:y2="9.1cm">
          <text:p/>
        </draw:line>
        <draw:line draw:style-name="gr7" draw:text-style-name="P1" draw:layer="measurelines" svg:x1="16.6cm" svg:y1="9.6cm" svg:x2="11.5cm" svg:y2="9.2cm">
          <text:p/>
        </draw:line>
        <draw:ellipse draw:style-name="gr6" draw:text-style-name="P1" draw:layer="measurelines" svg:width="4cm" svg:height="1.6cm" svg:x="1.9cm" svg:y="4.8cm">
          <text:p text:style-name="P1">Purchase_ID</text:p>
        </draw:ellipse>
        <draw:ellipse draw:style-name="gr6" draw:text-style-name="P1" draw:layer="measurelines" svg:width="4.3cm" svg:height="1.6cm" svg:x="1.8cm" svg:y="6.8cm">
          <text:p text:style-name="P1">Product_Type</text:p>
        </draw:ellipse>
        <draw:custom-shape draw:style-name="gr4" draw:text-style-name="P1" draw:layer="measurelines" svg:width="4.76cm" svg:height="1.904cm" svg:x="8.04cm" svg:y="5.0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measurelines" svg:width="3.81cm" svg:height="1.524cm" svg:x="8.491cm" svg:y="5.182cm">
          <text:p text:style-name="P1">Contai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measurelines" svg:width="4.76cm" svg:height="1.904cm" svg:x="8.039cm" svg:y="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measurelines" svg:width="3.81cm" svg:height="1.524cm" svg:x="8.49cm" svg:y="5.181cm">
          <text:p text:style-name="P1">Mak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draw:layer="measurelines" svg:x1="10.4cm" svg:y1="6.9cm" svg:x2="10.4cm" svg:y2="8.3cm">
          <text:p/>
        </draw:line>
        <draw:ellipse draw:style-name="gr6" draw:text-style-name="P1" draw:layer="measurelines" svg:width="4cm" svg:height="1.6cm" svg:x="13.8cm" svg:y="6.9cm">
          <text:p text:style-name="P1">Product_ID</text:p>
        </draw:ellipse>
        <draw:line draw:style-name="gr7" draw:text-style-name="P1" draw:layer="measurelines" svg:x1="5.9cm" svg:y1="5.5cm" svg:x2="8.3cm" svg:y2="8.2cm">
          <text:p/>
        </draw:line>
        <draw:line draw:style-name="gr7" draw:text-style-name="P1" draw:layer="measurelines" svg:x1="6.1cm" svg:y1="7.7cm" svg:x2="7.6cm" svg:y2="8.4cm">
          <text:p/>
        </draw:line>
        <draw:line draw:style-name="gr7" draw:text-style-name="P1" draw:layer="measurelines" svg:x1="13.8cm" svg:y1="7.7cm" svg:x2="11.6cm" svg:y2="8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14T14:22:14.17</meta:creation-date>
    <dc:date>2013-05-14T15:12:25.19</dc:date>
    <meta:editing-duration>PT34M50S</meta:editing-duration>
    <meta:editing-cycles>3</meta:editing-cycles>
    <meta:generator>OpenOffice.org/3.4.1$Win32 OpenOffice.org_project/341m1$Build-9593</meta:generator>
    <meta:document-statistic meta:object-count="71"/>
  </office:meta>
</office:document-meta>
</file>